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paragraph-rsid="00032c45"/>
    </style:style>
    <style:style style:name="P4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8.001cm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6" style:family="paragraph" style:parent-style-name="clanek">
      <style:text-properties fo:font-style="italic" fo:font-weight="normal" officeooo:rsid="00616e50" officeooo:paragraph-rsid="00032c45" style:font-style-asian="italic" style:font-weight-asian="normal" style:font-style-complex="italic" style:font-weight-complex="normal"/>
    </style:style>
    <style:style style:name="P7" style:family="paragraph" style:parent-style-name="Horizontal_20_Line">
      <style:text-properties fo:color="#ff0000" loext:opacity="100%"/>
    </style:style>
    <style:style style:name="P8" style:family="paragraph" style:parent-style-name="Standard">
      <style:paragraph-properties fo:text-align="start" style:justify-single-word="false"/>
      <style:text-properties fo:font-style="italic" officeooo:rsid="00616e50" officeooo:paragraph-rsid="00032c45" style:font-style-asian="italic" style:font-name-complex="Calibri1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032c45" officeooo:paragraph-rsid="00032c4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32c45" officeooo:paragraph-rsid="00032c45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32c45" officeooo:paragraph-rsid="0003e493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03e493" officeooo:paragraph-rsid="0003e493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3e493" officeooo:paragraph-rsid="000759a9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0759a9" officeooo:paragraph-rsid="000759a9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759a9"/>
    </style:style>
    <style:style style:name="P16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-complex="Calibri1"/>
    </style:style>
    <style:style style:name="P17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rsid="00032c45" officeooo:paragraph-rsid="00032c45" style:font-name-complex="Calibri1"/>
    </style:style>
    <style:style style:name="P18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paragraph-rsid="0003e493"/>
    </style:style>
    <style:style style:name="P19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20" style:family="paragraph" style:parent-style-name="numbering01">
      <style:text-properties fo:font-style="italic" style:font-style-asian="italic" style:font-style-complex="italic"/>
    </style:style>
    <style:style style:name="P21" style:family="paragraph" style:parent-style-name="numbering01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22" style:family="paragraph" style:parent-style-name="numbering01">
      <style:paragraph-properties fo:break-before="page"/>
      <style:text-properties fo:font-style="italic" style:font-style-asian="italic" style:font-style-complex="italic"/>
    </style:style>
    <style:style style:name="T1" style:family="text">
      <style:text-properties officeooo:rsid="00032c45"/>
    </style:style>
    <style:style style:name="T2" style:family="text">
      <style:text-properties style:font-name-complex="Calibri1"/>
    </style:style>
    <style:style style:name="T3" style:family="text">
      <style:text-properties officeooo:rsid="00032c45" style:font-name-complex="Calibri1"/>
    </style:style>
    <style:style style:name="T4" style:family="text">
      <style:text-properties officeooo:rsid="0003e493" style:font-name-complex="Calibri1"/>
    </style:style>
    <style:style style:name="T5" style:family="text">
      <style:text-properties officeooo:rsid="00063ce5" style:font-name-complex="Calibri1"/>
    </style:style>
    <style:style style:name="T6" style:family="text">
      <style:text-properties fo:font-style="normal" officeooo:rsid="00616e50" style:font-style-asian="normal" style:font-style-complex="normal"/>
    </style:style>
    <style:style style:name="T7" style:family="text">
      <style:text-properties fo:font-style="normal" officeooo:rsid="00032c45" style:font-style-asian="normal" style:font-style-complex="normal"/>
    </style:style>
    <style:style style:name="T8" style:family="text">
      <style:text-properties fo:font-style="normal" officeooo:rsid="0003e493" style:font-style-asian="normal" style:font-style-complex="normal"/>
    </style:style>
    <style:style style:name="T9" style:family="text">
      <style:text-properties fo:font-style="normal" officeooo:rsid="000759a9" style:font-style-asian="normal" style:font-style-complex="normal"/>
    </style:style>
    <style:style style:name="T10" style:family="text">
      <style:text-properties fo:font-style="normal" fo:font-weight="bold" officeooo:rsid="000759a9" style:font-style-asian="normal" style:font-weight-asian="bold" style:font-style-complex="normal" style:font-weight-complex="bold"/>
    </style:style>
    <style:style style:name="T11" style:family="text">
      <style:text-properties officeooo:rsid="00063ce5"/>
    </style:style>
    <style:style style:name="T12" style:family="text">
      <style:text-properties fo:font-weight="bold" officeooo:rsid="00063ce5" style:font-weight-asian="bold" style:font-name-complex="Calibri1" style:font-weight-complex="bold"/>
    </style:style>
    <style:style style:name="T13" style:family="text">
      <style:text-properties fo:font-weight="bold" officeooo:rsid="0003e493" style:font-weight-asian="bold" style:font-name-complex="Calibri1" style:font-weight-complex="bold"/>
    </style:style>
    <style:style style:name="T14" style:family="text">
      <style:text-properties officeooo:rsid="000759a9"/>
    </style:style>
    <style:style style:name="T15" style:family="text">
      <style:text-properties fo:language="en" fo:country="US"/>
    </style:style>
    <style:style style:name="T16" style:family="text">
      <style:text-properties fo:language="cs" fo:country="CZ"/>
    </style:style>
    <style:style style:name="T17" style:family="text">
      <style:text-properties officeooo:rsid="0008cf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>Přihláška<text:span text:style-name="T1"> za člena spolku Krčín z.s., </text:span></text:p>
      <text:p text:style-name="P5"/>
      <text:p text:style-name="P6"><text:span text:style-name="T1">se sídlem v Třeboni, Vodárenská 1097, zapsaném ve spolkovéhm rejstříku, vedeném </text:span>Krajským soudem v Českých Budějovicích<text:span text:style-name="T1">, </text:span>oddíl L, vložka 8671</text:p>
      <text:p text:style-name="P5"/>
      <text:p text:style-name="P5"/>
      <text:p text:style-name="P8">Já, níže podepsaný</text:p>
      <text:p text:style-name="P8"/>
      <text:p text:style-name="P4"><text:span text:style-name="T2">Jméno a příjmení: <text:tab/></text:span><text:span text:style-name="T4"><text:tab/></text:span></text:p>
      <text:p text:style-name="P4"><text:span text:style-name="T2">Datum narození: <text:tab/></text:span><text:span text:style-name="T3">..............................</text:span><text:span text:style-name="T2"> </text:span><text:span text:style-name="T4"><text:tab/></text:span></text:p>
      <text:p text:style-name="P16">Bydliště: <text:tab/></text:p>
      <text:p text:style-name="P17">příp. korespondenční adresa ..........................................................................................................</text:p>
      <text:p text:style-name="P16">e-mail, telefon: <text:tab/></text:p>
      <text:p text:style-name="P18"><text:span text:style-name="T4">druh členství: <text:s text:c="6"/></text:span><text:span text:style-name="T12">výkonné</text:span><text:span text:style-name="T13"> </text:span><text:span text:style-name="T4"><text:s text:c="3"/></text:span></text:p>
      <text:p text:style-name="P3"><text:span text:style-name="T6">Svým podpisem stvrzuji, že se chci stát členem spolku </text:span><text:span text:style-name="T7">Krčín</text:span><text:span text:style-name="T6"> z. s. (dále jen „Spolek”), že jsem se seznámil/a se Stanovami, a souhlasím s nimi. Stvrzuji, že v případě vzniku mého členství budu plnit veškerá práva a povinnosti člena Spolku, budu se aktivně podílet na spolupráci a naplňování cílů Spolku a budu se řídit stanovami a vnitřními předpisy Spolku. </text:span><text:span text:style-name="T7">Přihláška se podává písemně výboru spolku.</text:span></text:p>
      <text:p text:style-name="P10"/>
      <text:p text:style-name="P9">v souladu se zákonem č. 101/2000 Sb., o ochraně osobních údajů, ve znění pozdějších předpisů (dále jen „zákon“) a nařízením (EU) 2016/679 o ochraně fyzických osob v souvislosti se zpracováním osobních údajů a o volném pohybu těchto údajů (obecné nařízení o ochraně osobních údajů – dále jen „ GDPR“) beru na vědomí a souhlasím se zpracováváním shora uvedených osobních údajů spolkem.</text:p>
      <text:list xml:id="list3919084553" text:style-name="Numbering_20_123">
        <text:list-header>
          <text:p text:style-name="P21"/>
        </text:list-header>
        <text:list-item>
          <text:p text:style-name="P20">pro vnitřní potřebu spolku: </text:p>
          <text:p text:style-name="P20">k vedení seznamů a evidencí členů pro zajištění běžné činnosti spolku v rozsahu, který jsem uvedl/a shora;</text:p>
          <text:p text:style-name="P20">předávání osobních údajů partnerům a úřadům pro zajištění běžné činnosti spolku, popř. jejího financování v rozsahu – jméno, příjmení, datum narození, bydliště;</text:p>
          <text:p text:style-name="P20"/>
          <text:p text:style-name="P22"/>
        </text:list-item>
        <text:list-item>
          <text:p text:style-name="P20">pro marketingové a informační účely:</text:p>
          <text:p text:style-name="P20">vytváření propagačních materiálů spolku obsahujících osobní údaje členů (zprávy o činnosti, výroční zprávy, brožurky, časopisy) v rozsahu – jméno a příjmení a dále fotografie mé osoby samostatně, popř. ve skupině s jinými osobami bez připojení dalších osobních údajů;</text:p>
          <text:p text:style-name="P20">zasílání informací o pořádaných akcích, výrobcích, službách a dalších výstupech aktivit spolku nad rámec běžné činnosti v rozsahu kontaktní údaje (e-mail, telefon);</text:p>
        </text:list-item>
      </text:list>
      <text:p text:style-name="P2"/>
      <text:p text:style-name="P9">Tento souhlas uděluji na dobu 5 let ode dne jeho udělení.</text:p>
      <text:p text:style-name="P10"/>
      <text:p text:style-name="P10"/>
      <text:p text:style-name="P10">V ......................................... dne ............................................ <text:s text:c="4"/>...............................................</text:p>
      <text:p text:style-name="P10"><text:tab/><text:tab/><text:tab/><text:tab/><text:tab/><text:tab/><text:tab/><text:tab/><text:tab/><text:tab/>podpis</text:p>
      <text:p text:style-name="P10"/>
      <text:p text:style-name="P10"/>
      <text:p text:style-name="P10"/>
      <text:p text:style-name="P10"/>
      <text:p text:style-name="P12">Rozhodnutí o přijetí:<text:span text:style-name="T17"><text:tab/><text:tab/>přijat za člena se členstvím výkonným</text:span></text:p>
      <text:p text:style-name="P12"/>
      <text:p text:style-name="P15"><text:span text:style-name="T8"><text:tab/></text:span><text:span text:style-name="T10">členskou schůzí</text:span><text:span text:style-name="T9"> konanou v ............................................</text:span></text:p>
      <text:p text:style-name="P15"><text:span text:style-name="T9"/></text:p>
      <text:p text:style-name="P15"><text:span text:style-name="T9"><text:tab/></text:span><text:span text:style-name="T8"> dne .......................................</text:span></text:p>
      <text:p text:style-name="P12"/>
      <text:p text:style-name="P13"><text:tab/>podpis <text:span text:style-name="T14">předsedy spo</text:span>lku<text:span text:style-name="T14">:</text:span> </text:p>
      <text:p text:style-name="P13"/>
      <text:p text:style-name="P13"><text:span text:style-name="T14"><text:tab/></text:span>.......................................................................</text:p>
      <text:p text:style-name="P12"/>
      <text:p text:style-name="P14"><text:tab/></text:p>
      <text:p text:style-name="P14">ověřil: <text:span text:style-name="T15">(jm</text:span><text:span text:style-name="T16">éno, příjmení, podpis):</text:span></text:p>
      <text:p text:style-name="P14"><text:span text:style-name="T16"/></text:p>
      <text:p text:style-name="P14"><text:span text:style-name="T16"><text:tab/><text:tab/></text:span></text:p>
      <text:p text:style-name="P14"><text:span text:style-name="T16"><text:tab/><text:tab/><text:tab/><text:tab/></text:span>.........................................................................................................</text:p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numbering01" style:family="paragraph" style:parent-style-name="paragraph01" style:list-style-name="Numbering_20_123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solid" draw:fill-color="#ff0000"/>
      <style:paragraph-properties fo:margin-top="0cm" fo:margin-bottom="0.499cm" style:contextual-spacing="false" style:page-number="auto" fo:background-color="#ff0000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style:use-window-font-color="true" loext:opacity="0%"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1-09T15:45:20.167000000</meta:creation-date>
    <dc:date>2020-11-09T16:22:29.038000000</dc:date>
    <dc:creator>Jiri Liska</dc:creator>
    <meta:editing-duration>PT36M48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0" meta:word-count="321" meta:character-count="2644" meta:non-whitespace-character-count="2300"/>
  </office:meta>
</office:document-meta>
</file>